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19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3" style:family="table-cell" style:parent-style-name="Pivot_20_Table_20_Field" style:data-style-name="N100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7" style:family="table-cell" style:parent-style-name="Pivot_20_Table_20_Field" style:data-style-name="N100">
      <style:table-cell-properties fo:border-bottom="0.99pt solid #000000" fo:border-left="0.99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40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41" style:family="table-cell" style:parent-style-name="Pivot_20_Table_20_Value" style:data-style-name="N2">
      <style:table-cell-properties fo:border-bottom="2.01pt solid #000000" fo:border-left="0.99pt solid #000000" fo:border-right="none" fo:border-top="none"/>
    </style:style>
    <style:style style:name="ce4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45" style:family="table-cell" style:parent-style-name="Pivot_20_Table_20_Value" style:data-style-name="N2"/>
    <style:style style:name="ce46" style:family="table-cell" style:parent-style-name="Pivot_20_Table_20_Value" style:data-style-name="N2">
      <style:table-cell-properties fo:border-bottom="2.01pt solid #000000" fo:border-left="none" fo:border-right="none" fo:border-top="none"/>
    </style:style>
    <style:style style:name="ce4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9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50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5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_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3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7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.98" calcext:value-type="float">
            <text:p>22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4 Max_FPS</text:p>
          </table:table-cell>
          <table:table-cell office:value-type="string" calcext:value-type="string">
            <text:p><text:s/>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55" calcext:value-type="float">
            <text:p>36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.14" calcext:value-type="float">
            <text:p>28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.57" calcext:value-type="float">
            <text:p>28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04" calcext:value-type="float">
            <text:p>33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.15" calcext:value-type="float">
            <text:p>32,1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.35" calcext:value-type="float">
            <text:p>31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.22" calcext:value-type="float">
            <text:p>31,2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4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51" calcext:value-type="float">
            <text:p>34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4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19" calcext:value-type="float">
            <text:p>34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.95" calcext:value-type="float">
            <text:p>40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74" calcext:value-type="float">
            <text:p>39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:.J35])" office:value-type="float" office:value="32.7825" calcext:value-type="float">
            <text:p>32,7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.47" calcext:value-type="float">
            <text:p>40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81" calcext:value-type="float">
            <text:p>39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.6" calcext:value-type="float">
            <text:p>40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.09" calcext:value-type="float">
            <text:p>40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46" calcext:value-type="float">
            <text:p>39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.33" calcext:value-type="float">
            <text:p>40,3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.6" calcext:value-type="float">
            <text:p>40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76" calcext:value-type="float">
            <text:p>39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.83" calcext:value-type="float">
            <text:p>40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02" calcext:value-type="float">
            <text:p>47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28" calcext:value-type="float">
            <text:p>46,2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3.77" calcext:value-type="float">
            <text:p>53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8:.J71])" office:value-type="float" office:value="42.4183333333333" calcext:value-type="float">
            <text:p>42,4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4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68" calcext:value-type="float">
            <text:p>47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3 Max_FPS</text:p>
          </table:table-cell>
          <table:table-cell office:value-type="string" calcext:value-type="string">
            <text:p><text:s/>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01" calcext:value-type="float">
            <text:p>48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1 Max_FPS</text:p>
          </table:table-cell>
          <table:table-cell office:value-type="string" calcext:value-type="string">
            <text:p><text:s/>5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59" calcext:value-type="float">
            <text:p>48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3 Max_FPS</text:p>
          </table:table-cell>
          <table:table-cell office:value-type="string" calcext:value-type="string">
            <text:p><text:s/>5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55" calcext:value-type="float">
            <text:p>63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74" calcext:value-type="float">
            <text:p>48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1 Max_FPS</text:p>
          </table:table-cell>
          <table:table-cell office:value-type="string" calcext:value-type="string">
            <text:p><text:s/>5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43" calcext:value-type="float">
            <text:p>48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16" calcext:value-type="float">
            <text:p>48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92" calcext:value-type="float">
            <text:p>60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4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82" calcext:value-type="float">
            <text:p>47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3 Max_FPS</text:p>
          </table:table-cell>
          <table:table-cell office:value-type="string" calcext:value-type="string">
            <text:p><text:s/>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67" calcext:value-type="float">
            <text:p>47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3 Max_FPS</text:p>
          </table:table-cell>
          <table:table-cell office:value-type="string" calcext:value-type="string">
            <text:p><text:s/>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78" calcext:value-type="float">
            <text:p>48,7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44" calcext:value-type="float">
            <text:p>48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4:.J107])" office:value-type="float" office:value="50.5658333333333" calcext:value-type="float">
            <text:p>50,5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8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0.94" calcext:value-type="float">
            <text:p>50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8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0.41" calcext:value-type="float">
            <text:p>50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8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1.21" calcext:value-type="float">
            <text:p>51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7 Max_FPS</text:p>
          </table:table-cell>
          <table:table-cell office:value-type="string" calcext:value-type="string">
            <text:p><text:s/>4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1.45" calcext:value-type="float">
            <text:p>51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8 Max_FPS</text:p>
          </table:table-cell>
          <table:table-cell office:value-type="string" calcext:value-type="string">
            <text:p><text:s/>4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1.15" calcext:value-type="float">
            <text:p>51,1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8 Max_FPS</text:p>
          </table:table-cell>
          <table:table-cell office:value-type="string" calcext:value-type="string">
            <text:p><text:s/>4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0.05" calcext:value-type="float">
            <text:p>50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9 Max_FPS</text:p>
          </table:table-cell>
          <table:table-cell office:value-type="string" calcext:value-type="string">
            <text:p><text:s/>4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1.43" calcext:value-type="float">
            <text:p>51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8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.55" calcext:value-type="float">
            <text:p>40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9 Max_FPS</text:p>
          </table:table-cell>
          <table:table-cell office:value-type="string" calcext:value-type="string">
            <text:p><text:s/>4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49" calcext:value-type="float">
            <text:p>39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8 Max_FPS</text:p>
          </table:table-cell>
          <table:table-cell office:value-type="string" calcext:value-type="string">
            <text:p><text:s/>4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.8" calcext:value-type="float">
            <text:p>40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8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87" calcext:value-type="float">
            <text:p>70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8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33" calcext:value-type="float">
            <text:p>71,3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0:.J143])" office:value-type="float" office:value="51.64" calcext:value-type="float">
            <text:p>51,6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54" calcext:value-type="float">
            <text:p>56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73" calcext:value-type="float">
            <text:p>66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25" calcext:value-type="float">
            <text:p>79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72" calcext:value-type="float">
            <text:p>85,7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93" calcext:value-type="float">
            <text:p>86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5" calcext:value-type="float">
            <text:p>86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3" calcext:value-type="float">
            <text:p>85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9" calcext:value-type="float">
            <text:p>85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39" calcext:value-type="float">
            <text:p>86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86" calcext:value-type="float">
            <text:p>85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2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19" calcext:value-type="float">
            <text:p>86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2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46" calcext:value-type="float">
            <text:p>86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46:.J179])" office:value-type="float" office:value="81.47" calcext:value-type="float">
            <text:p>81,4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49" calcext:value-type="float">
            <text:p>86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2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44" calcext:value-type="float">
            <text:p>86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34" calcext:value-type="float">
            <text:p>85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59" calcext:value-type="float">
            <text:p>86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2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3" calcext:value-type="float">
            <text:p>86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34" calcext:value-type="float">
            <text:p>86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13" calcext:value-type="float">
            <text:p>86,1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2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63" calcext:value-type="float">
            <text:p>86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11" calcext:value-type="float">
            <text:p>87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6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68" calcext:value-type="float">
            <text:p>86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3" calcext:value-type="float">
            <text:p>86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82:.J215])" office:value-type="float" office:value="86.355" calcext:value-type="float">
            <text:p>86,3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8 Max_FPS</text:p>
          </table:table-cell>
          <table:table-cell office:value-type="string" calcext:value-type="string">
            <text:p><text:s/>6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3" calcext:value-type="float">
            <text:p>88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1 Max_FPS</text:p>
          </table:table-cell>
          <table:table-cell office:value-type="string" calcext:value-type="string">
            <text:p><text:s/>6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27" calcext:value-type="float">
            <text:p>87,2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1 Max_FPS</text:p>
          </table:table-cell>
          <table:table-cell office:value-type="string" calcext:value-type="string">
            <text:p><text:s/>6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91" calcext:value-type="float">
            <text:p>86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0 Max_FPS</text:p>
          </table:table-cell>
          <table:table-cell office:value-type="string" calcext:value-type="string">
            <text:p><text:s/>6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13" calcext:value-type="float">
            <text:p>86,1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0 Max_FPS</text:p>
          </table:table-cell>
          <table:table-cell office:value-type="string" calcext:value-type="string">
            <text:p><text:s/>6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7" calcext:value-type="float">
            <text:p>87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2 Max_FPS</text:p>
          </table:table-cell>
          <table:table-cell office:value-type="string" calcext:value-type="string">
            <text:p><text:s/>6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88" calcext:value-type="float">
            <text:p>86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2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31" calcext:value-type="float">
            <text:p>86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0 Max_FPS</text:p>
          </table:table-cell>
          <table:table-cell office:value-type="string" calcext:value-type="string">
            <text:p><text:s/>6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03" calcext:value-type="float">
            <text:p>87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9 Max_FPS</text:p>
          </table:table-cell>
          <table:table-cell office:value-type="string" calcext:value-type="string">
            <text:p><text:s/>6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13" calcext:value-type="float">
            <text:p>87,1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1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91" calcext:value-type="float">
            <text:p>86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2 Max_FPS</text:p>
          </table:table-cell>
          <table:table-cell office:value-type="string" calcext:value-type="string">
            <text:p><text:s/>6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37" calcext:value-type="float">
            <text:p>86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1 Max_FPS</text:p>
          </table:table-cell>
          <table:table-cell office:value-type="string" calcext:value-type="string">
            <text:p><text:s/>6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48" calcext:value-type="float">
            <text:p>86,4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18:.J251])" office:value-type="float" office:value="86.9516666666667" calcext:value-type="float">
            <text:p>86,9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3" calcext:value-type="float">
            <text:p>88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7" calcext:value-type="float">
            <text:p>88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8" calcext:value-type="float">
            <text:p>88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4" calcext:value-type="float">
            <text:p>88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32" calcext:value-type="float">
            <text:p>89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8" calcext:value-type="float">
            <text:p>90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8 Max_FPS</text:p>
          </table:table-cell>
          <table:table-cell office:value-type="string" calcext:value-type="string">
            <text:p><text:s/>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5" calcext:value-type="float">
            <text:p>90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1" calcext:value-type="float">
            <text:p>90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63" calcext:value-type="float">
            <text:p>90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7 Max_FPS</text:p>
          </table:table-cell>
          <table:table-cell office:value-type="string" calcext:value-type="string">
            <text:p><text:s/>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11" calcext:value-type="float">
            <text:p>91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74" calcext:value-type="float">
            <text:p>91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6.77" calcext:value-type="float">
            <text:p>156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54:.J287])" office:value-type="float" office:value="95.4941666666667" calcext:value-type="float">
            <text:p>95,4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94" calcext:value-type="float">
            <text:p>125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7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86" calcext:value-type="float">
            <text:p>91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19" calcext:value-type="float">
            <text:p>87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31" calcext:value-type="float">
            <text:p>33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82" calcext:value-type="float">
            <text:p>83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6" calcext:value-type="float">
            <text:p>123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71" calcext:value-type="float">
            <text:p>115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1" calcext:value-type="float">
            <text:p>64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3" calcext:value-type="float">
            <text:p>109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8" calcext:value-type="float">
            <text:p>123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7" calcext:value-type="float">
            <text:p>90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90:.J323])" office:value-type="float" office:value="92.42" calcext:value-type="float">
            <text:p>92,4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.89" calcext:value-type="float">
            <text:p>37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36" calcext:value-type="float">
            <text:p>36,3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07" calcext:value-type="float">
            <text:p>88,0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13" calcext:value-type="float">
            <text:p>124,1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9" calcext:value-type="float">
            <text:p>111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2" calcext:value-type="float">
            <text:p>60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.64" calcext:value-type="float">
            <text:p>21,6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7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1" calcext:value-type="float">
            <text:p>65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8" calcext:value-type="float">
            <text:p>90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5" calcext:value-type="float">
            <text:p>116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94" calcext:value-type="float">
            <text:p>123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88" calcext:value-type="float">
            <text:p>123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26:.J359])" office:value-type="float" office:value="83.32" calcext:value-type="float">
            <text:p>83,3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23" calcext:value-type="float">
            <text:p>124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7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31" calcext:value-type="float">
            <text:p>125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7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35" calcext:value-type="float">
            <text:p>108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7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1" calcext:value-type="float">
            <text:p>90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86" calcext:value-type="float">
            <text:p>125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81" calcext:value-type="float">
            <text:p>125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63" calcext:value-type="float">
            <text:p>125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5" calcext:value-type="float">
            <text:p>125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7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26" calcext:value-type="float">
            <text:p>90,2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7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4" calcext:value-type="float">
            <text:p>111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7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25" calcext:value-type="float">
            <text:p>125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7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77" calcext:value-type="float">
            <text:p>126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62:.J395])" office:value-type="float" office:value="117.101666666667" calcext:value-type="float">
            <text:p>117,1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6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1" calcext:value-type="float">
            <text:p>107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6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73" calcext:value-type="float">
            <text:p>90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7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79" calcext:value-type="float">
            <text:p>91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55" calcext:value-type="float">
            <text:p>126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6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65" calcext:value-type="float">
            <text:p>126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83" calcext:value-type="float">
            <text:p>126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7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44" calcext:value-type="float">
            <text:p>90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6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1" calcext:value-type="float">
            <text:p>90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6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32" calcext:value-type="float">
            <text:p>119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6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58" calcext:value-type="float">
            <text:p>126,5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6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14" calcext:value-type="float">
            <text:p>126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6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4" calcext:value-type="float">
            <text:p>126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98:.J431])" office:value-type="float" office:value="112.4625" calcext:value-type="float">
            <text:p>112,4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54" calcext:value-type="float">
            <text:p>97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74" calcext:value-type="float">
            <text:p>96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9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23" calcext:value-type="float">
            <text:p>97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.86" calcext:value-type="float">
            <text:p>22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99" calcext:value-type="float">
            <text:p>56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44" calcext:value-type="float">
            <text:p>96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88" calcext:value-type="float">
            <text:p>67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.49" calcext:value-type="float">
            <text:p>21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1" calcext:value-type="float">
            <text:p>68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.53" calcext:value-type="float">
            <text:p>30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3" calcext:value-type="float">
            <text:p>81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434:.J467])" office:value-type="float" office:value="63.1525" calcext:value-type="float">
            <text:p>63,1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24" calcext:value-type="float">
            <text:p>97,2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4" calcext:value-type="float">
            <text:p>93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5.26" calcext:value-type="float">
            <text:p>55,2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5" calcext:value-type="float">
            <text:p>98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" calcext:value-type="float">
            <text:p>98,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9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07" calcext:value-type="float">
            <text:p>98,0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4" calcext:value-type="float">
            <text:p>97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1" calcext:value-type="float">
            <text:p>98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9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63" calcext:value-type="float">
            <text:p>81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6" calcext:value-type="float">
            <text:p>97,3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8" calcext:value-type="float">
            <text:p>98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71" calcext:value-type="float">
            <text:p>75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470:.J503])" office:value-type="float" office:value="90.9491666666667" calcext:value-type="float">
            <text:p>90,9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5" calcext:value-type="float">
            <text:p>89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4" calcext:value-type="float">
            <text:p>96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9" calcext:value-type="float">
            <text:p>97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32" calcext:value-type="float">
            <text:p>36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87" calcext:value-type="float">
            <text:p>91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3" calcext:value-type="float">
            <text:p>97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.38" calcext:value-type="float">
            <text:p>29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4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4.17" calcext:value-type="float">
            <text:p>44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41" calcext:value-type="float">
            <text:p>97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85" calcext:value-type="float">
            <text:p>77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.02" calcext:value-type="float">
            <text:p>22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.15" calcext:value-type="float">
            <text:p>31,1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506:.J539])" office:value-type="float" office:value="67.5983333333333" calcext:value-type="float">
            <text:p>67,6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79" calcext:value-type="float">
            <text:p>72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29" calcext:value-type="float">
            <text:p>96,2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5" calcext:value-type="float">
            <text:p>97,7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9" calcext:value-type="float">
            <text:p>97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7" calcext:value-type="float">
            <text:p>63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.72" calcext:value-type="float">
            <text:p>45,7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6" calcext:value-type="float">
            <text:p>97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8" calcext:value-type="float">
            <text:p>96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.88" calcext:value-type="float">
            <text:p>25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3" calcext:value-type="float">
            <text:p>97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8" calcext:value-type="float">
            <text:p>95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.72" calcext:value-type="float">
            <text:p>22,7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542:.J575])" office:value-type="float" office:value="75.8133333333333" calcext:value-type="float">
            <text:p>75,8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2.71" calcext:value-type="float">
            <text:p>52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6" calcext:value-type="float">
            <text:p>71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99" calcext:value-type="float">
            <text:p>71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2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85" calcext:value-type="float">
            <text:p>72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65" calcext:value-type="float">
            <text:p>72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83" calcext:value-type="float">
            <text:p>71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03" calcext:value-type="float">
            <text:p>73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31" calcext:value-type="float">
            <text:p>71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2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76" calcext:value-type="float">
            <text:p>72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62" calcext:value-type="float">
            <text:p>72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5" calcext:value-type="float">
            <text:p>73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578:.J611])" office:value-type="float" office:value="66.4583333333333" calcext:value-type="float">
            <text:p>66,4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71" calcext:value-type="float">
            <text:p>33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46" calcext:value-type="float">
            <text:p>72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8" calcext:value-type="float">
            <text:p>73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03" calcext:value-type="float">
            <text:p>72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95" calcext:value-type="float">
            <text:p>72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03" calcext:value-type="float">
            <text:p>34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03" calcext:value-type="float">
            <text:p>72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31" calcext:value-type="float">
            <text:p>72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99" calcext:value-type="float">
            <text:p>67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83" calcext:value-type="float">
            <text:p>71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.07" calcext:value-type="float">
            <text:p>25,0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.5" calcext:value-type="float">
            <text:p>49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614:.J647])" office:value-type="float" office:value="59.7991666666667" calcext:value-type="float">
            <text:p>59,8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02" calcext:value-type="float">
            <text:p>71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7" calcext:value-type="float">
            <text:p>72,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13" calcext:value-type="float">
            <text:p>72,1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23" calcext:value-type="float">
            <text:p>73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01" calcext:value-type="float">
            <text:p>72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61" calcext:value-type="float">
            <text:p>72,6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.08" calcext:value-type="float">
            <text:p>22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01" calcext:value-type="float">
            <text:p>71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1 Max_FPS</text:p>
          </table:table-cell>
          <table:table-cell office:value-type="string" calcext:value-type="string">
            <text:p><text:s/>1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62" calcext:value-type="float">
            <text:p>66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79" calcext:value-type="float">
            <text:p>34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27" calcext:value-type="float">
            <text:p>58,2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05" calcext:value-type="float">
            <text:p>71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650:.J683])" office:value-type="float" office:value="63.1266666666667" calcext:value-type="float">
            <text:p>63,1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54" calcext:value-type="float">
            <text:p>72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37" calcext:value-type="float">
            <text:p>71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48" calcext:value-type="float">
            <text:p>58,4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1 Max_FPS</text:p>
          </table:table-cell>
          <table:table-cell office:value-type="string" calcext:value-type="string">
            <text:p><text:s/>1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64" calcext:value-type="float">
            <text:p>70,6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38" calcext:value-type="float">
            <text:p>63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34" calcext:value-type="float">
            <text:p>38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.44" calcext:value-type="float">
            <text:p>22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4" calcext:value-type="float">
            <text:p>64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0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03" calcext:value-type="float">
            <text:p>71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66" calcext:value-type="float">
            <text:p>72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02" calcext:value-type="float">
            <text:p>73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2" calcext:value-type="float">
            <text:p>73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686:.J719])" office:value-type="float" office:value="62.63" calcext:value-type="float">
            <text:p>62,6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5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.25" calcext:value-type="float">
            <text:p>45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4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.79" calcext:value-type="float">
            <text:p>28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6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03" calcext:value-type="float">
            <text:p>47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.89" calcext:value-type="float">
            <text:p>30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4" calcext:value-type="float">
            <text:p>47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89" calcext:value-type="float">
            <text:p>39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4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35" calcext:value-type="float">
            <text:p>47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.46" calcext:value-type="float">
            <text:p>20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.3" calcext:value-type="float">
            <text:p>45,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9" calcext:value-type="float">
            <text:p>46,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44" calcext:value-type="float">
            <text:p>47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22:.J755])" office:value-type="float" office:value="39.0166666666667" calcext:value-type="float">
            <text:p>39,0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01" calcext:value-type="float">
            <text:p>47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.25" calcext:value-type="float">
            <text:p>23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.86" calcext:value-type="float">
            <text:p>45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77" calcext:value-type="float">
            <text:p>46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6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51" calcext:value-type="float">
            <text:p>47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.21" calcext:value-type="float">
            <text:p>41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78" calcext:value-type="float">
            <text:p>47,7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72" calcext:value-type="float">
            <text:p>34,7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52" calcext:value-type="float">
            <text:p>47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6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91" calcext:value-type="float">
            <text:p>47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18" calcext:value-type="float">
            <text:p>46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58:.J791])" office:value-type="float" office:value="43.5383333333333" calcext:value-type="float">
            <text:p>43,5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18" calcext:value-type="float">
            <text:p>48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59" calcext:value-type="float">
            <text:p>47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4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7" calcext:value-type="float">
            <text:p>47,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3" calcext:value-type="float">
            <text:p>47,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89" calcext:value-type="float">
            <text:p>47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15" calcext:value-type="float">
            <text:p>48,1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86" calcext:value-type="float">
            <text:p>47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65" calcext:value-type="float">
            <text:p>47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6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09" calcext:value-type="float">
            <text:p>48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45" calcext:value-type="float">
            <text:p>47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51" calcext:value-type="float">
            <text:p>47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06" calcext:value-type="float">
            <text:p>48,0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94:.J827])" office:value-type="float" office:value="47.7858333333333" calcext:value-type="float">
            <text:p>47,7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02" calcext:value-type="float">
            <text:p>48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66" calcext:value-type="float">
            <text:p>46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4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36" calcext:value-type="float">
            <text:p>47,3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18" calcext:value-type="float">
            <text:p>36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52" calcext:value-type="float">
            <text:p>46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44" calcext:value-type="float">
            <text:p>48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82" calcext:value-type="float">
            <text:p>47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.19" calcext:value-type="float">
            <text:p>23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23" calcext:value-type="float">
            <text:p>47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6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4" calcext:value-type="float">
            <text:p>48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830:.J863])" office:value-type="float" office:value="43.3533333333333" calcext:value-type="float">
            <text:p>43,3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97" calcext:value-type="float">
            <text:p>34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.42" calcext:value-type="float">
            <text:p>21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06" calcext:value-type="float">
            <text:p>33,0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98" calcext:value-type="float">
            <text:p>34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14" calcext:value-type="float">
            <text:p>34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92" calcext:value-type="float">
            <text:p>34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39" calcext:value-type="float">
            <text:p>34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39" calcext:value-type="float">
            <text:p>34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43" calcext:value-type="float">
            <text:p>34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51" calcext:value-type="float">
            <text:p>35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16" calcext:value-type="float">
            <text:p>35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866:.J899])" office:value-type="float" office:value="33.4808333333333" calcext:value-type="float">
            <text:p>33,4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37" calcext:value-type="float">
            <text:p>34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73" calcext:value-type="float">
            <text:p>34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92" calcext:value-type="float">
            <text:p>34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28" calcext:value-type="float">
            <text:p>35,2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16" calcext:value-type="float">
            <text:p>34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45" calcext:value-type="float">
            <text:p>33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.86" calcext:value-type="float">
            <text:p>29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44" calcext:value-type="float">
            <text:p>34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34" calcext:value-type="float">
            <text:p>35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59" calcext:value-type="float">
            <text:p>34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57" calcext:value-type="float">
            <text:p>34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902:.J935])" office:value-type="float" office:value="34.1508333333333" calcext:value-type="float">
            <text:p>34,1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42" calcext:value-type="float">
            <text:p>34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6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65" calcext:value-type="float">
            <text:p>34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9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97" calcext:value-type="float">
            <text:p>34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85" calcext:value-type="float">
            <text:p>34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18" calcext:value-type="float">
            <text:p>35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34" calcext:value-type="float">
            <text:p>35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55" calcext:value-type="float">
            <text:p>35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.39" calcext:value-type="float">
            <text:p>22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.74" calcext:value-type="float">
            <text:p>32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89" calcext:value-type="float">
            <text:p>33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04" calcext:value-type="float">
            <text:p>35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19" calcext:value-type="float">
            <text:p>34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938:.J971])" office:value-type="float" office:value="33.6008333333333" calcext:value-type="float">
            <text:p>33,6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9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.78" calcext:value-type="float">
            <text:p>21,7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4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84" calcext:value-type="float">
            <text:p>33,8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.52" calcext:value-type="float">
            <text:p>22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79" calcext:value-type="float">
            <text:p>33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73" calcext:value-type="float">
            <text:p>34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44" calcext:value-type="float">
            <text:p>33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.56" calcext:value-type="float">
            <text:p>21,5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41" calcext:value-type="float">
            <text:p>33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.76" calcext:value-type="float">
            <text:p>23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14" calcext:value-type="float">
            <text:p>33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49" calcext:value-type="float">
            <text:p>33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7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47" calcext:value-type="float">
            <text:p>34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974:.J1007])" office:value-type="float" office:value="29.9941666666667" calcext:value-type="float">
            <text:p>29,9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6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6.09" calcext:value-type="float">
            <text:p>1406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5.95" calcext:value-type="float">
            <text:p>1445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1.43" calcext:value-type="float">
            <text:p>1421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6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6.38" calcext:value-type="float">
            <text:p>1456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7.26" calcext:value-type="float">
            <text:p>1467,2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7.19" calcext:value-type="float">
            <text:p>1367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0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0.82" calcext:value-type="float">
            <text:p>1330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9.21" calcext:value-type="float">
            <text:p>1309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7.17" calcext:value-type="float">
            <text:p>1367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2.41" calcext:value-type="float">
            <text:p>1452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2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24.63" calcext:value-type="float">
            <text:p>1324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8.62" calcext:value-type="float">
            <text:p>1408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010:.J1043])" office:value-type="float" office:value="1396.43" calcext:value-type="float">
            <text:p>1.396,4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5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5.1" calcext:value-type="float">
            <text:p>925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6.38" calcext:value-type="float">
            <text:p>896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1.49" calcext:value-type="float">
            <text:p>1001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1.58" calcext:value-type="float">
            <text:p>911,5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6.56" calcext:value-type="float">
            <text:p>896,5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1.64" calcext:value-type="float">
            <text:p>1031,6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0.21" calcext:value-type="float">
            <text:p>950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9.8" calcext:value-type="float">
            <text:p>919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8.34" calcext:value-type="float">
            <text:p>988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4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4.54" calcext:value-type="float">
            <text:p>944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4.85" calcext:value-type="float">
            <text:p>1024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8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8.03" calcext:value-type="float">
            <text:p>1048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046:.J1079])" office:value-type="float" office:value="961.543333333333" calcext:value-type="float">
            <text:p>961,5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9.46" calcext:value-type="float">
            <text:p>719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5.65" calcext:value-type="float">
            <text:p>695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0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0.18" calcext:value-type="float">
            <text:p>700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2.73" calcext:value-type="float">
            <text:p>652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0.45" calcext:value-type="float">
            <text:p>660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9.95" calcext:value-type="float">
            <text:p>609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3.35" calcext:value-type="float">
            <text:p>603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1.23" calcext:value-type="float">
            <text:p>651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6.6" calcext:value-type="float">
            <text:p>696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4.63" calcext:value-type="float">
            <text:p>724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2.41" calcext:value-type="float">
            <text:p>722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1.65" calcext:value-type="float">
            <text:p>711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082:.J1115])" office:value-type="float" office:value="679.024166666667" calcext:value-type="float">
            <text:p>679,0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45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45.09" calcext:value-type="float">
            <text:p>445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8.02" calcext:value-type="float">
            <text:p>438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6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6.69" calcext:value-type="float">
            <text:p>426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1.71" calcext:value-type="float">
            <text:p>411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6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6.86" calcext:value-type="float">
            <text:p>426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2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2.04" calcext:value-type="float">
            <text:p>432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8.11" calcext:value-type="float">
            <text:p>438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4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40.98" calcext:value-type="float">
            <text:p>440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6.19" calcext:value-type="float">
            <text:p>436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8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8.88" calcext:value-type="float">
            <text:p>458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5.92" calcext:value-type="float">
            <text:p>455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9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9.77" calcext:value-type="float">
            <text:p>369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18:.J1151])" office:value-type="float" office:value="431.688333333333" calcext:value-type="float">
            <text:p>431,6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58" calcext:value-type="float">
            <text:p>245,5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3" calcext:value-type="float">
            <text:p>244,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87" calcext:value-type="float">
            <text:p>195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2" calcext:value-type="float">
            <text:p>191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6" calcext:value-type="float">
            <text:p>243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62" calcext:value-type="float">
            <text:p>241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98" calcext:value-type="float">
            <text:p>236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2" calcext:value-type="float">
            <text:p>217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19" calcext:value-type="float">
            <text:p>257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59" calcext:value-type="float">
            <text:p>246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14" calcext:value-type="float">
            <text:p>235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25" calcext:value-type="float">
            <text:p>242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54:.J1187])" office:value-type="float" office:value="233.126666666667" calcext:value-type="float">
            <text:p>233,1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82" calcext:value-type="float">
            <text:p>62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" calcext:value-type="float">
            <text:p>97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" calcext:value-type="float">
            <text:p>104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24" calcext:value-type="float">
            <text:p>96,2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2" calcext:value-type="float">
            <text:p>89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57" calcext:value-type="float">
            <text:p>70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97" calcext:value-type="float">
            <text:p>92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49" calcext:value-type="float">
            <text:p>67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2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8" calcext:value-type="float">
            <text:p>95,2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1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" calcext:value-type="float">
            <text:p>69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90:.J1223])" office:value-type="float" office:value="86.5241666666667" calcext:value-type="float">
            <text:p>86,5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7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63" calcext:value-type="float">
            <text:p>46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7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33" calcext:value-type="float">
            <text:p>34,3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7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7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.08" calcext:value-type="float">
            <text:p>45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7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.21" calcext:value-type="float">
            <text:p>49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7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1.83" calcext:value-type="float">
            <text:p>51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7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2.24" calcext:value-type="float">
            <text:p>52,2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7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42" calcext:value-type="float">
            <text:p>46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7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31" calcext:value-type="float">
            <text:p>46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7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4.12" calcext:value-type="float">
            <text:p>44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7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43" calcext:value-type="float">
            <text:p>46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7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.34" calcext:value-type="float">
            <text:p>37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226:.J1259])" office:value-type="float" office:value="45.2725" calcext:value-type="float">
            <text:p>45,27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215cm" svg:y="0.186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27.328cm" svg:y="10.321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8.988cm" svg:x="27.349cm" svg:y="20.04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8"/>
        <table:table-column table:style-name="co3" table:default-cell-style-name="ce16"/>
        <table:table-column table:style-name="co3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29.99" calcext:value-type="float">
            <text:p>29,99</text:p>
          </table:table-cell>
          <table:table-cell table:style-name="ce19" office:value-type="float" office:value="33.6" calcext:value-type="float">
            <text:p>33,60</text:p>
          </table:table-cell>
          <table:table-cell table:style-name="ce19" office:value-type="float" office:value="34.15" calcext:value-type="float">
            <text:p>34,15</text:p>
          </table:table-cell>
          <table:table-cell table:style-name="ce26" office:value-type="float" office:value="33.48" calcext:value-type="float">
            <text:p>33,48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43.35" calcext:value-type="float">
            <text:p>43,35</text:p>
          </table:table-cell>
          <table:table-cell table:style-name="ce20" office:value-type="float" office:value="47.79" calcext:value-type="float">
            <text:p>47,79</text:p>
          </table:table-cell>
          <table:table-cell table:style-name="ce20" office:value-type="float" office:value="43.54" calcext:value-type="float">
            <text:p>43,54</text:p>
          </table:table-cell>
          <table:table-cell table:style-name="ce27" office:value-type="float" office:value="39.02" calcext:value-type="float">
            <text:p>39,02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62.63" calcext:value-type="float">
            <text:p>62,63</text:p>
          </table:table-cell>
          <table:table-cell table:style-name="ce20" office:value-type="float" office:value="63.13" calcext:value-type="float">
            <text:p>63,13</text:p>
          </table:table-cell>
          <table:table-cell table:style-name="ce20" office:value-type="float" office:value="59.8" calcext:value-type="float">
            <text:p>59,80</text:p>
          </table:table-cell>
          <table:table-cell table:style-name="ce27" office:value-type="float" office:value="66.46" calcext:value-type="float">
            <text:p>66,46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75.81" calcext:value-type="float">
            <text:p>75,81</text:p>
          </table:table-cell>
          <table:table-cell table:style-name="ce20" office:value-type="float" office:value="67.6" calcext:value-type="float">
            <text:p>67,60</text:p>
          </table:table-cell>
          <table:table-cell table:style-name="ce20" office:value-type="float" office:value="90.95" calcext:value-type="float">
            <text:p>90,95</text:p>
          </table:table-cell>
          <table:table-cell table:style-name="ce27" office:value-type="float" office:value="63.15" calcext:value-type="float">
            <text:p>63,15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112.46" calcext:value-type="float">
            <text:p>112,46</text:p>
          </table:table-cell>
          <table:table-cell table:style-name="ce20" office:value-type="float" office:value="117.1" calcext:value-type="float">
            <text:p>117,10</text:p>
          </table:table-cell>
          <table:table-cell table:style-name="ce20" office:value-type="float" office:value="83.32" calcext:value-type="float">
            <text:p>83,32</text:p>
          </table:table-cell>
          <table:table-cell table:style-name="ce27" office:value-type="float" office:value="92.42" calcext:value-type="float">
            <text:p>92,42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95.49" calcext:value-type="float">
            <text:p>95,49</text:p>
          </table:table-cell>
          <table:table-cell table:style-name="ce20" office:value-type="float" office:value="86.95" calcext:value-type="float">
            <text:p>86,95</text:p>
          </table:table-cell>
          <table:table-cell table:style-name="ce20" office:value-type="float" office:value="86.36" calcext:value-type="float">
            <text:p>86,36</text:p>
          </table:table-cell>
          <table:table-cell table:style-name="ce27" office:value-type="float" office:value="81.47" calcext:value-type="float">
            <text:p>81,47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51.64" calcext:value-type="float">
            <text:p>51,64</text:p>
          </table:table-cell>
          <table:table-cell table:style-name="ce21" office:value-type="float" office:value="50.57" calcext:value-type="float">
            <text:p>50,57</text:p>
          </table:table-cell>
          <table:table-cell table:style-name="ce21" office:value-type="float" office:value="42.42" calcext:value-type="float">
            <text:p>42,42</text:p>
          </table:table-cell>
          <table:table-cell table:style-name="ce28" office:value-type="float" office:value="32.78" calcext:value-type="float">
            <text:p>32,78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32.78" calcext:value-type="float">
            <text:p>32,7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42.42" calcext:value-type="float">
            <text:p>42,4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50.57" calcext:value-type="float">
            <text:p>50,5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51.64" calcext:value-type="float">
            <text:p>51,6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81.47" calcext:value-type="float">
            <text:p>81,4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86.36" calcext:value-type="float">
            <text:p>86,3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6.95" calcext:value-type="float">
            <text:p>86,9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95.49" calcext:value-type="float">
            <text:p>95,49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92.42" calcext:value-type="float">
            <text:p>92,4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83.32" calcext:value-type="float">
            <text:p>83,3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17.1" calcext:value-type="float">
            <text:p>117,1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12.46" calcext:value-type="float">
            <text:p>112,46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63.15" calcext:value-type="float">
            <text:p>63,15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3.0700233411137" calcext:value-type="float">
            <text:p>3,07</text:p>
          </table:table-cell>
          <table:table-cell table:style-name="ce19" table:formula="of:=[.F26]/[.E2]" office:value-type="float" office:value="2.74017857142857" calcext:value-type="float">
            <text:p>2,74</text:p>
          </table:table-cell>
          <table:table-cell table:style-name="ce19" table:formula="of:=[.F26]/[.F2]" office:value-type="float" office:value="2.69604685212299" calcext:value-type="float">
            <text:p>2,70</text:p>
          </table:table-cell>
          <table:table-cell table:style-name="ce26" table:formula="of:=[.F26]/[.G2]"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90.95" calcext:value-type="float">
            <text:p>90,95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2.91787773933103" calcext:value-type="float">
            <text:p>2,92</text:p>
          </table:table-cell>
          <table:table-cell table:style-name="ce20" table:formula="of:=[.F27]/[.E3]" office:value-type="float" office:value="2.64678803096882" calcext:value-type="float">
            <text:p>2,65</text:p>
          </table:table-cell>
          <table:table-cell table:style-name="ce20" table:formula="of:=[.F27]/[.F3]" office:value-type="float" office:value="2.90514469453376" calcext:value-type="float">
            <text:p>2,91</text:p>
          </table:table-cell>
          <table:table-cell table:style-name="ce27" table:formula="of:=[.F27]/[.G3]" office:value-type="float" office:value="3.24167093798052" calcext:value-type="float">
            <text:p>3,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67.6" calcext:value-type="float">
            <text:p>67,60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3.63212517962638" calcext:value-type="float">
            <text:p>3,63</text:p>
          </table:table-cell>
          <table:table-cell table:style-name="ce20" table:formula="of:=[.F28]/[.E4]" office:value-type="float" office:value="3.60335814984952" calcext:value-type="float">
            <text:p>3,60</text:p>
          </table:table-cell>
          <table:table-cell table:style-name="ce20" table:formula="of:=[.F28]/[.F4]" office:value-type="float" office:value="3.80401337792642" calcext:value-type="float">
            <text:p>3,80</text:p>
          </table:table-cell>
          <table:table-cell table:style-name="ce27" table:formula="of:=[.F28]/[.G4]" office:value-type="float" office:value="3.42281071321095" calcext:value-type="float">
            <text:p>3,4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75.81" calcext:value-type="float">
            <text:p>75,81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5.11594776414721" calcext:value-type="float">
            <text:p>5,12</text:p>
          </table:table-cell>
          <table:table-cell table:style-name="ce20" table:formula="of:=[.F29]/[.E5]" office:value-type="float" office:value="5.73727810650888" calcext:value-type="float">
            <text:p>5,74</text:p>
          </table:table-cell>
          <table:table-cell table:style-name="ce20" table:formula="of:=[.F29]/[.F5]" office:value-type="float" office:value="4.26432105552501" calcext:value-type="float">
            <text:p>4,26</text:p>
          </table:table-cell>
          <table:table-cell table:style-name="ce27" table:formula="of:=[.F29]/[.G5]" office:value-type="float" office:value="6.141567695962" calcext:value-type="float">
            <text:p>6,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66.46" calcext:value-type="float">
            <text:p>66,4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41516983816468" calcext:value-type="float">
            <text:p>5,42</text:p>
          </table:table-cell>
          <table:table-cell table:style-name="ce20" table:formula="of:=[.F30]/[.E6]" office:value-type="float" office:value="5.20059777967549" calcext:value-type="float">
            <text:p>5,20</text:p>
          </table:table-cell>
          <table:table-cell table:style-name="ce20" table:formula="of:=[.F30]/[.F6]" office:value-type="float" office:value="7.30904944791167" calcext:value-type="float">
            <text:p>7,31</text:p>
          </table:table-cell>
          <table:table-cell table:style-name="ce27" table:formula="of:=[.F30]/[.G6]" office:value-type="float" office:value="6.58937459424367" calcext:value-type="float">
            <text:p>6,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59.8" calcext:value-type="float">
            <text:p>59,80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9.33668446957797" calcext:value-type="float">
            <text:p>9,34</text:p>
          </table:table-cell>
          <table:table-cell table:style-name="ce20" table:formula="of:=[.F31]/[.E7]" office:value-type="float" office:value="10.2537090281771" calcext:value-type="float">
            <text:p>10,25</text:p>
          </table:table-cell>
          <table:table-cell table:style-name="ce20" table:formula="of:=[.F31]/[.F7]" office:value-type="float" office:value="10.3237610004632" calcext:value-type="float">
            <text:p>10,32</text:p>
          </table:table-cell>
          <table:table-cell table:style-name="ce27" table:formula="of:=[.F31]/[.G7]" office:value-type="float" office:value="10.9434147538971" calcext:value-type="float">
            <text:p>10,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63.13" calcext:value-type="float">
            <text:p>63,13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24.0038729666925" calcext:value-type="float">
            <text:p>24,00</text:p>
          </table:table-cell>
          <table:table-cell table:style-name="ce21" table:formula="of:=[.F32]/[.E8]" office:value-type="float" office:value="24.5117658690923" calcext:value-type="float">
            <text:p>24,51</text:p>
          </table:table-cell>
          <table:table-cell table:style-name="ce21" table:formula="of:=[.F32]/[.F8]" office:value-type="float" office:value="29.2211221122112" calcext:value-type="float">
            <text:p>29,22</text:p>
          </table:table-cell>
          <table:table-cell table:style-name="ce28" table:formula="of:=[.F32]/[.G8]" office:value-type="float" office:value="37.8145210494204" calcext:value-type="float">
            <text:p>37,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62.63" calcext:value-type="float">
            <text:p>62,6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9.02" calcext:value-type="float">
            <text:p>39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43.54" calcext:value-type="float">
            <text:p>43,5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47.79" calcext:value-type="float">
            <text:p>47,7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43.35" calcext:value-type="float">
            <text:p>43,3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3.48" calcext:value-type="float">
            <text:p>33,4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34.15" calcext:value-type="float">
            <text:p>34,1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3.6" calcext:value-type="float">
            <text:p>33,6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9.99" calcext:value-type="float">
            <text:p>29,9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/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1.53501167055685" calcext:value-type="float">
            <text:p>1,54</text:p>
          </table:table-cell>
          <table:table-cell table:style-name="ce19" table:formula="of:=[.I26]/[.I49]" office:value-type="float" office:value="0.685044642857143" calcext:value-type="float">
            <text:p>0,69</text:p>
          </table:table-cell>
          <table:table-cell table:style-name="ce19" table:formula="of:=[.J26]/[.J49]" office:value-type="float" office:value="0.449341142020498" calcext:value-type="float">
            <text:p>0,45</text:p>
          </table:table-cell>
          <table:table-cell table:style-name="ce26" table:formula="of:=[.K26]/[.K49]" office:value-type="float" office:value="0.34375" calcext:value-type="float">
            <text:p>0,3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1.45893886966551" calcext:value-type="float">
            <text:p>1,46</text:p>
          </table:table-cell>
          <table:table-cell table:style-name="ce20" table:formula="of:=[.I27]/[.I49]" office:value-type="float" office:value="0.661697007742205" calcext:value-type="float">
            <text:p>0,66</text:p>
          </table:table-cell>
          <table:table-cell table:style-name="ce20" table:formula="of:=[.J27]/[.J49]" office:value-type="float" office:value="0.484190782422294" calcext:value-type="float">
            <text:p>0,48</text:p>
          </table:table-cell>
          <table:table-cell table:style-name="ce27" table:formula="of:=[.K27]/[.K49]" office:value-type="float" office:value="0.405208867247565" calcext:value-type="float">
            <text:p>0,4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81606258981319" calcext:value-type="float">
            <text:p>1,82</text:p>
          </table:table-cell>
          <table:table-cell table:style-name="ce20" table:formula="of:=[.I28]/[.I49]" office:value-type="float" office:value="0.900839537462379" calcext:value-type="float">
            <text:p>0,90</text:p>
          </table:table-cell>
          <table:table-cell table:style-name="ce20" table:formula="of:=[.J28]/[.J49]" office:value-type="float" office:value="0.634002229654404" calcext:value-type="float">
            <text:p>0,63</text:p>
          </table:table-cell>
          <table:table-cell table:style-name="ce27" table:formula="of:=[.K28]/[.K49]" office:value-type="float" office:value="0.427851339151369" calcext:value-type="float">
            <text:p>0,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2.55797388207361" calcext:value-type="float">
            <text:p>2,56</text:p>
          </table:table-cell>
          <table:table-cell table:style-name="ce20" table:formula="of:=[.I29]/[.I49]" office:value-type="float" office:value="1.43431952662722" calcext:value-type="float">
            <text:p>1,43</text:p>
          </table:table-cell>
          <table:table-cell table:style-name="ce20" table:formula="of:=[.J29]/[.J49]" office:value-type="float" office:value="0.710720175920836" calcext:value-type="float">
            <text:p>0,71</text:p>
          </table:table-cell>
          <table:table-cell table:style-name="ce27" table:formula="of:=[.K29]/[.K49]" office:value-type="float" office:value="0.767695961995249" calcext:value-type="float">
            <text:p>0,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70758491908234" calcext:value-type="float">
            <text:p>2,71</text:p>
          </table:table-cell>
          <table:table-cell table:style-name="ce20" table:formula="of:=[.I30]/[.I49]" office:value-type="float" office:value="1.30014944491887" calcext:value-type="float">
            <text:p>1,30</text:p>
          </table:table-cell>
          <table:table-cell table:style-name="ce20" table:formula="of:=[.J30]/[.J49]" office:value-type="float" office:value="1.21817490798528" calcext:value-type="float">
            <text:p>1,22</text:p>
          </table:table-cell>
          <table:table-cell table:style-name="ce27" table:formula="of:=[.K30]/[.K49]" office:value-type="float" office:value="0.823671824280459" calcext:value-type="float">
            <text:p>0,82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4.66834223478898" calcext:value-type="float">
            <text:p>4,67</text:p>
          </table:table-cell>
          <table:table-cell table:style-name="ce20" table:formula="of:=[.I31]/[.I49]" office:value-type="float" office:value="2.56342725704428" calcext:value-type="float">
            <text:p>2,56</text:p>
          </table:table-cell>
          <table:table-cell table:style-name="ce20" table:formula="of:=[.J31]/[.J49]" office:value-type="float" office:value="1.72062683341053" calcext:value-type="float">
            <text:p>1,72</text:p>
          </table:table-cell>
          <table:table-cell table:style-name="ce27" table:formula="of:=[.K31]/[.K49]" office:value-type="float" office:value="1.36792684423714" calcext:value-type="float">
            <text:p>1,37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12.0019364833462" calcext:value-type="float">
            <text:p>12,00</text:p>
          </table:table-cell>
          <table:table-cell table:style-name="ce21" table:formula="of:=[.I32]/[.I49]" office:value-type="float" office:value="6.12794146727309" calcext:value-type="float">
            <text:p>6,13</text:p>
          </table:table-cell>
          <table:table-cell table:style-name="ce21" table:formula="of:=[.J32]/[.J49]" office:value-type="float" office:value="4.87018701870187" calcext:value-type="float">
            <text:p>4,87</text:p>
          </table:table-cell>
          <table:table-cell table:style-name="ce28" table:formula="of:=[.K32]/[.K49]" office:value-type="float" office:value="4.72681513117755" calcext:value-type="float">
            <text:p>4,73</text:p>
          </table:table-cell>
        </table:table-row>
      </table:table>
      <table:table table:name="Tabela dinâmica_Graphics_1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2" table:default-cell-style-name="ce45"/>
        <table:table-column table:style-name="co3" table:default-cell-style-name="ce50"/>
        <table:table-row table:style-name="ro1">
          <table:table-cell table:style-name="ce32" office:value-type="string" calcext:value-type="string">
            <text:p>Soma - 32.78</text:p>
          </table:table-cell>
          <table:table-cell table:style-name="ce37" office:value-type="string" calcext:value-type="string">
            <text:p>8</text:p>
          </table:table-cell>
          <table:table-cell table:style-name="ce42" table:number-columns-repeated="2"/>
          <table:table-cell table:style-name="ce47"/>
        </table:table-row>
        <table:table-row table:style-name="ro1">
          <table:table-cell table:style-name="ce33" office:value-type="string" calcext:value-type="string">
            <text:p>1440</text:p>
          </table:table-cell>
          <table:table-cell table:style-name="ce38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1">
          <table:table-cell table:style-name="ce34" office:value-type="float" office:value="120" calcext:value-type="float">
            <text:p>120</text:p>
          </table:table-cell>
          <table:table-cell table:style-name="ce39" office:value-type="float" office:value="29.99" calcext:value-type="float">
            <text:p>29,99</text:p>
          </table:table-cell>
          <table:table-cell table:style-name="ce44" office:value-type="float" office:value="33.6" calcext:value-type="float">
            <text:p>33,60</text:p>
          </table:table-cell>
          <table:table-cell table:style-name="ce44" office:value-type="float" office:value="34.15" calcext:value-type="float">
            <text:p>34,15</text:p>
          </table:table-cell>
          <table:table-cell table:style-name="ce49" office:value-type="float" office:value="33.48" calcext:value-type="float">
            <text:p>33,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.35" calcext:value-type="float">
            <text:p>43,35</text:p>
          </table:table-cell>
          <table:table-cell office:value-type="float" office:value="47.79" calcext:value-type="float">
            <text:p>47,79</text:p>
          </table:table-cell>
          <table:table-cell office:value-type="float" office:value="43.54" calcext:value-type="float">
            <text:p>43,54</text:p>
          </table:table-cell>
          <table:table-cell office:value-type="float" office:value="39.02" calcext:value-type="float">
            <text:p>39,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2.63" calcext:value-type="float">
            <text:p>62,63</text:p>
          </table:table-cell>
          <table:table-cell office:value-type="float" office:value="63.13" calcext:value-type="float">
            <text:p>63,13</text:p>
          </table:table-cell>
          <table:table-cell office:value-type="float" office:value="59.8" calcext:value-type="float">
            <text:p>59,80</text:p>
          </table:table-cell>
          <table:table-cell office:value-type="float" office:value="66.46" calcext:value-type="float">
            <text:p>66,4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5.81" calcext:value-type="float">
            <text:p>75,81</text:p>
          </table:table-cell>
          <table:table-cell office:value-type="float" office:value="67.6" calcext:value-type="float">
            <text:p>67,60</text:p>
          </table:table-cell>
          <table:table-cell office:value-type="float" office:value="90.95" calcext:value-type="float">
            <text:p>90,95</text:p>
          </table:table-cell>
          <table:table-cell office:value-type="float" office:value="63.15" calcext:value-type="float">
            <text:p>63,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2.46" calcext:value-type="float">
            <text:p>112,46</text:p>
          </table:table-cell>
          <table:table-cell office:value-type="float" office:value="117.1" calcext:value-type="float">
            <text:p>117,10</text:p>
          </table:table-cell>
          <table:table-cell office:value-type="float" office:value="83.32" calcext:value-type="float">
            <text:p>83,32</text:p>
          </table:table-cell>
          <table:table-cell office:value-type="float" office:value="92.42" calcext:value-type="float">
            <text:p>92,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5.49" calcext:value-type="float">
            <text:p>95,49</text:p>
          </table:table-cell>
          <table:table-cell office:value-type="float" office:value="86.95" calcext:value-type="float">
            <text:p>86,95</text:p>
          </table:table-cell>
          <table:table-cell office:value-type="float" office:value="86.36" calcext:value-type="float">
            <text:p>86,36</text:p>
          </table:table-cell>
          <table:table-cell office:value-type="float" office:value="81.47" calcext:value-type="float">
            <text:p>81,47</text:p>
          </table:table-cell>
        </table:table-row>
        <table:table-row table:style-name="ro1">
          <table:table-cell table:style-name="ce36" office:value-type="float" office:value="1440" calcext:value-type="float">
            <text:p>1440</text:p>
          </table:table-cell>
          <table:table-cell table:style-name="ce41" office:value-type="float" office:value="51.64" calcext:value-type="float">
            <text:p>51,64</text:p>
          </table:table-cell>
          <table:table-cell table:style-name="ce46" office:value-type="float" office:value="50.57" calcext:value-type="float">
            <text:p>50,57</text:p>
          </table:table-cell>
          <table:table-cell table:style-name="ce46" office:value-type="float" office:value="42.42" calcext:value-type="float">
            <text:p>42,42</text:p>
          </table:table-cell>
          <table:table-cell table:style-name="ce51"/>
        </table:table-row>
      </table:table>
      <table:named-expressions/>
      <table:database-ranges>
        <table:database-range table:name="__Anonymous_Sheet_DB__0" table:target-range-address="output_FN_8.B1:output_FN_8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  <table:data-pilot-tables>
        <table:data-pilot-table table:name="DataPilot1" table:application-data="" table:target-range-address="'Tabela dinâmica_Graphics_1'.A1:'Tabela dinâmica_Graphics_1'.E9" table:buttons="'Tabela dinâmica_Graphics_1'.A2 'Tabela dinâmica_Graphics_1'.B1" table:grand-total="none" table:show-filter-button="false" table:drill-down-on-double-click="false">
          <table:source-cell-range table:cell-range-address="Graphics.A14:Graphics.C41"/>
          <table:data-pilot-field table:source-field-name="8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440" table:orientation="row" table:used-hierarchy="0" table:function="auto">
            <table:data-pilot-level table:show-empty="false" calcext:repeat-item-labels="false">
              <table:data-pilot-members>
                <table:data-pilot-member table:name="120" table:display="true" table:show-details="true"/>
                <table:data-pilot-member table:name="240" table:display="true" table:show-details="true"/>
                <table:data-pilot-member table:name="480" table:display="true" table:show-details="true"/>
                <table:data-pilot-member table:name="720" table:display="true" table:show-details="true"/>
                <table:data-pilot-member table:name="960" table:display="true" table:show-details="true"/>
                <table:data-pilot-member table:name="1200" table:display="true" table:show-details="true"/>
                <table:data-pilot-member table:name="14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2.78" table:orientation="data" table:used-hierarchy="0" table:function="sum">
            <table:data-pilot-level table:show-empty="false" calcext:repeat-item-labels="false">
              <table:data-pilot-members>
                <table:data-pilot-member table:name="29,99" table:display="true" table:show-details="true"/>
                <table:data-pilot-member table:name="33,48" table:display="true" table:show-details="true"/>
                <table:data-pilot-member table:name="33,60" table:display="true" table:show-details="true"/>
                <table:data-pilot-member table:name="34,15" table:display="true" table:show-details="true"/>
                <table:data-pilot-member table:name="39,02" table:display="true" table:show-details="true"/>
                <table:data-pilot-member table:name="42,42" table:display="true" table:show-details="true"/>
                <table:data-pilot-member table:name="43,35" table:display="true" table:show-details="true"/>
                <table:data-pilot-member table:name="43,54" table:display="true" table:show-details="true"/>
                <table:data-pilot-member table:name="47,79" table:display="true" table:show-details="true"/>
                <table:data-pilot-member table:name="50,57" table:display="true" table:show-details="true"/>
                <table:data-pilot-member table:name="51,64" table:display="true" table:show-details="true"/>
                <table:data-pilot-member table:name="59,80" table:display="true" table:show-details="true"/>
                <table:data-pilot-member table:name="62,63" table:display="true" table:show-details="true"/>
                <table:data-pilot-member table:name="63,13" table:display="true" table:show-details="true"/>
                <table:data-pilot-member table:name="63,15" table:display="true" table:show-details="true"/>
                <table:data-pilot-member table:name="66,46" table:display="true" table:show-details="true"/>
                <table:data-pilot-member table:name="67,60" table:display="true" table:show-details="true"/>
                <table:data-pilot-member table:name="75,81" table:display="true" table:show-details="true"/>
                <table:data-pilot-member table:name="81,47" table:display="true" table:show-details="true"/>
                <table:data-pilot-member table:name="83,32" table:display="true" table:show-details="true"/>
                <table:data-pilot-member table:name="86,36" table:display="true" table:show-details="true"/>
                <table:data-pilot-member table:name="86,95" table:display="true" table:show-details="true"/>
                <table:data-pilot-member table:name="90,95" table:display="true" table:show-details="true"/>
                <table:data-pilot-member table:name="92,42" table:display="true" table:show-details="true"/>
                <table:data-pilot-member table:name="95,49" table:display="true" table:show-details="true"/>
                <table:data-pilot-member table:name="112,46" table:display="true" table:show-details="true"/>
                <table:data-pilot-member table:name="117,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1:01:49.8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1:11:42.162000000</dc:date>
    <meta:editing-duration>PT9M51S</meta:editing-duration>
    <meta:editing-cycles>3</meta:editing-cycles>
    <meta:document-statistic meta:table-count="3" meta:cell-count="541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17cm" svg:y="0.316cm" chart:style-name="ch2">
          <text:p>Find Nearest 8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29.99">
                <text:p>29.99</text:p>
                <draw:g>
                  <svg:desc>Graphics.D2:Graphics.D8</svg:desc>
                </draw:g>
              </table:table-cell>
              <table:table-cell office:value-type="float" office:value="33.6">
                <text:p>33.6</text:p>
                <draw:g>
                  <svg:desc>Graphics.E2:Graphics.E8</svg:desc>
                </draw:g>
              </table:table-cell>
              <table:table-cell office:value-type="float" office:value="34.15">
                <text:p>34.15</text:p>
                <draw:g>
                  <svg:desc>Graphics.F2:Graphics.F8</svg:desc>
                </draw:g>
              </table:table-cell>
              <table:table-cell office:value-type="float" office:value="33.48">
                <text:p>33.48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43.35">
                <text:p>43.35</text:p>
              </table:table-cell>
              <table:table-cell office:value-type="float" office:value="47.79">
                <text:p>47.79</text:p>
              </table:table-cell>
              <table:table-cell office:value-type="float" office:value="43.54">
                <text:p>43.54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62.63">
                <text:p>62.63</text:p>
              </table:table-cell>
              <table:table-cell office:value-type="float" office:value="63.13">
                <text:p>63.13</text:p>
              </table:table-cell>
              <table:table-cell office:value-type="float" office:value="59.8">
                <text:p>59.8</text:p>
              </table:table-cell>
              <table:table-cell office:value-type="float" office:value="66.46">
                <text:p>66.4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75.81">
                <text:p>75.81</text:p>
              </table:table-cell>
              <table:table-cell office:value-type="float" office:value="67.6">
                <text:p>67.6</text:p>
              </table:table-cell>
              <table:table-cell office:value-type="float" office:value="90.95">
                <text:p>90.95</text:p>
              </table:table-cell>
              <table:table-cell office:value-type="float" office:value="63.15">
                <text:p>63.1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112.46">
                <text:p>112.46</text:p>
              </table:table-cell>
              <table:table-cell office:value-type="float" office:value="117.1">
                <text:p>117.1</text:p>
              </table:table-cell>
              <table:table-cell office:value-type="float" office:value="83.32">
                <text:p>83.32</text:p>
              </table:table-cell>
              <table:table-cell office:value-type="float" office:value="92.42">
                <text:p>92.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95.49">
                <text:p>95.49</text:p>
              </table:table-cell>
              <table:table-cell office:value-type="float" office:value="86.95">
                <text:p>86.95</text:p>
              </table:table-cell>
              <table:table-cell office:value-type="float" office:value="86.36">
                <text:p>86.36</text:p>
              </table:table-cell>
              <table:table-cell office:value-type="float" office:value="81.47">
                <text:p>81.4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51.64">
                <text:p>51.64</text:p>
              </table:table-cell>
              <table:table-cell office:value-type="float" office:value="50.57">
                <text:p>50.57</text:p>
              </table:table-cell>
              <table:table-cell office:value-type="float" office:value="42.42">
                <text:p>42.42</text:p>
              </table:table-cell>
              <table:table-cell office:value-type="float" office:value="32.78">
                <text:p>32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4.951cm" svg:y="0.315cm" chart:style-name="ch2">
          <text:p>Find Nearest 8 batches Gain</text:p>
        </chart:title>
        <chart:legend chart:legend-position="end" svg:x="15.051cm" svg:y="3.436cm" style:legend-expansion="high" chart:style-name="ch3"/>
        <chart:plot-area chart:style-name="ch4" table:cell-range-address="Graphics.E25:Graphics.E32 Graphics.H25:Graphics.K32" chart:data-source-has-labels="both" svg:x="1.32cm" svg:y="1.299cm" svg:width="13.412cm" svg:height="6.54cm">
          <chart:coordinate-region svg:x="1.952cm" svg:y="1.501cm" svg:width="12.78cm" svg:height="5.685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54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3.0700233411137">
                <text:p>3.0700233411137</text:p>
                <draw:g>
                  <svg:desc>Graphics.H26:Graphics.H32</svg:desc>
                </draw:g>
              </table:table-cell>
              <table:table-cell office:value-type="float" office:value="2.74017857142857">
                <text:p>2.74017857142857</text:p>
                <draw:g>
                  <svg:desc>Graphics.I26:Graphics.I32</svg:desc>
                </draw:g>
              </table:table-cell>
              <table:table-cell office:value-type="float" office:value="2.69604685212299">
                <text:p>2.69604685212299</text:p>
                <draw:g>
                  <svg:desc>Graphics.J26:Graphics.J32</svg:desc>
                </draw:g>
              </table:table-cell>
              <table:table-cell office:value-type="float" office:value="2.75">
                <text:p>2.75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91787773933103">
                <text:p>2.91787773933103</text:p>
              </table:table-cell>
              <table:table-cell office:value-type="float" office:value="2.64678803096882">
                <text:p>2.64678803096882</text:p>
              </table:table-cell>
              <table:table-cell office:value-type="float" office:value="2.90514469453376">
                <text:p>2.90514469453376</text:p>
              </table:table-cell>
              <table:table-cell office:value-type="float" office:value="3.24167093798052">
                <text:p>3.2416709379805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63212517962638">
                <text:p>3.63212517962638</text:p>
              </table:table-cell>
              <table:table-cell office:value-type="float" office:value="3.60335814984952">
                <text:p>3.60335814984952</text:p>
              </table:table-cell>
              <table:table-cell office:value-type="float" office:value="3.80401337792642">
                <text:p>3.80401337792642</text:p>
              </table:table-cell>
              <table:table-cell office:value-type="float" office:value="3.42281071321095">
                <text:p>3.4228107132109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.11594776414721">
                <text:p>5.11594776414721</text:p>
              </table:table-cell>
              <table:table-cell office:value-type="float" office:value="5.73727810650888">
                <text:p>5.73727810650888</text:p>
              </table:table-cell>
              <table:table-cell office:value-type="float" office:value="4.26432105552501">
                <text:p>4.26432105552501</text:p>
              </table:table-cell>
              <table:table-cell office:value-type="float" office:value="6.141567695962">
                <text:p>6.14156769596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41516983816468">
                <text:p>5.41516983816468</text:p>
              </table:table-cell>
              <table:table-cell office:value-type="float" office:value="5.20059777967549">
                <text:p>5.20059777967549</text:p>
              </table:table-cell>
              <table:table-cell office:value-type="float" office:value="7.30904944791167">
                <text:p>7.30904944791167</text:p>
              </table:table-cell>
              <table:table-cell office:value-type="float" office:value="6.58937459424367">
                <text:p>6.589374594243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.33668446957797">
                <text:p>9.33668446957797</text:p>
              </table:table-cell>
              <table:table-cell office:value-type="float" office:value="10.2537090281771">
                <text:p>10.2537090281771</text:p>
              </table:table-cell>
              <table:table-cell office:value-type="float" office:value="10.3237610004632">
                <text:p>10.3237610004632</text:p>
              </table:table-cell>
              <table:table-cell office:value-type="float" office:value="10.9434147538971">
                <text:p>10.943414753897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4.0038729666925">
                <text:p>24.0038729666925</text:p>
              </table:table-cell>
              <table:table-cell office:value-type="float" office:value="24.5117658690923">
                <text:p>24.5117658690923</text:p>
              </table:table-cell>
              <table:table-cell office:value-type="float" office:value="29.2211221122112">
                <text:p>29.2211221122112</text:p>
              </table:table-cell>
              <table:table-cell office:value-type="float" office:value="37.8145210494204">
                <text:p>37.81452104942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4.455cm" svg:y="0.315cm" chart:style-name="ch2">
          <text:p>Find Nearest 8 batches Efficiency</text:p>
        </chart:title>
        <chart:legend chart:legend-position="end" svg:x="15.052cm" svg:y="3.436cm" style:legend-expansion="high" chart:style-name="ch3"/>
        <chart:plot-area chart:style-name="ch4" table:cell-range-address="Graphics.E49:Graphics.E56 Graphics.H49:Graphics.K56" chart:data-source-has-labels="both" svg:x="1.32cm" svg:y="1.299cm" svg:width="13.413cm" svg:height="6.54cm">
          <chart:coordinate-region svg:x="1.952cm" svg:y="1.502cm" svg:width="12.781cm" svg:height="5.684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1.53501167055685">
                <text:p>1.53501167055685</text:p>
                <draw:g>
                  <svg:desc>Graphics.H50:Graphics.H56</svg:desc>
                </draw:g>
              </table:table-cell>
              <table:table-cell office:value-type="float" office:value="0.685044642857143">
                <text:p>0.685044642857143</text:p>
                <draw:g>
                  <svg:desc>Graphics.I50:Graphics.I56</svg:desc>
                </draw:g>
              </table:table-cell>
              <table:table-cell office:value-type="float" office:value="0.449341142020498">
                <text:p>0.449341142020498</text:p>
                <draw:g>
                  <svg:desc>Graphics.J50:Graphics.J56</svg:desc>
                </draw:g>
              </table:table-cell>
              <table:table-cell office:value-type="float" office:value="0.34375">
                <text:p>0.34375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45893886966551">
                <text:p>1.45893886966551</text:p>
              </table:table-cell>
              <table:table-cell office:value-type="float" office:value="0.661697007742205">
                <text:p>0.661697007742205</text:p>
              </table:table-cell>
              <table:table-cell office:value-type="float" office:value="0.484190782422294">
                <text:p>0.484190782422294</text:p>
              </table:table-cell>
              <table:table-cell office:value-type="float" office:value="0.405208867247565">
                <text:p>0.40520886724756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81606258981319">
                <text:p>1.81606258981319</text:p>
              </table:table-cell>
              <table:table-cell office:value-type="float" office:value="0.900839537462379">
                <text:p>0.900839537462379</text:p>
              </table:table-cell>
              <table:table-cell office:value-type="float" office:value="0.634002229654404">
                <text:p>0.634002229654404</text:p>
              </table:table-cell>
              <table:table-cell office:value-type="float" office:value="0.427851339151369">
                <text:p>0.42785133915136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55797388207361">
                <text:p>2.55797388207361</text:p>
              </table:table-cell>
              <table:table-cell office:value-type="float" office:value="1.43431952662722">
                <text:p>1.43431952662722</text:p>
              </table:table-cell>
              <table:table-cell office:value-type="float" office:value="0.710720175920836">
                <text:p>0.710720175920836</text:p>
              </table:table-cell>
              <table:table-cell office:value-type="float" office:value="0.767695961995249">
                <text:p>0.76769596199524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70758491908234">
                <text:p>2.70758491908234</text:p>
              </table:table-cell>
              <table:table-cell office:value-type="float" office:value="1.30014944491887">
                <text:p>1.30014944491887</text:p>
              </table:table-cell>
              <table:table-cell office:value-type="float" office:value="1.21817490798528">
                <text:p>1.21817490798528</text:p>
              </table:table-cell>
              <table:table-cell office:value-type="float" office:value="0.823671824280459">
                <text:p>0.82367182428045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.66834223478898">
                <text:p>4.66834223478898</text:p>
              </table:table-cell>
              <table:table-cell office:value-type="float" office:value="2.56342725704428">
                <text:p>2.56342725704428</text:p>
              </table:table-cell>
              <table:table-cell office:value-type="float" office:value="1.72062683341053">
                <text:p>1.72062683341053</text:p>
              </table:table-cell>
              <table:table-cell office:value-type="float" office:value="1.36792684423714">
                <text:p>1.3679268442371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.0019364833462">
                <text:p>12.0019364833462</text:p>
              </table:table-cell>
              <table:table-cell office:value-type="float" office:value="6.12794146727309">
                <text:p>6.12794146727309</text:p>
              </table:table-cell>
              <table:table-cell office:value-type="float" office:value="4.87018701870187">
                <text:p>4.87018701870187</text:p>
              </table:table-cell>
              <table:table-cell office:value-type="float" office:value="4.72681513117755">
                <text:p>4.72681513117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